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7423a" officeooo:paragraph-rsid="0007423a"/>
    </style:style>
    <style:style style:name="P2" style:family="paragraph" style:parent-style-name="Standard">
      <style:text-properties officeooo:rsid="0007793b" officeooo:paragraph-rsid="0007793b"/>
    </style:style>
    <style:style style:name="T1" style:family="text">
      <style:text-properties officeooo:rsid="0007793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 lumière est sombrement douce alors qu’ils marchent sur sherbrooke. Ils échangent de bref paroles mais se contentent en grande partie de tranches épaisses de silences. Le centre ville prends des airs apaisants malgré les sirènes quelques batailles sanglantes autour st-urbain. Les sujets sont vivacement évasifs, comme des percées soudaines dans une armurue nue. Ils sont désarmés et sans racunes. Le passé est une mer brumeuse dans laquelle ils se laisent glisser. </text:p>
      <text:p text:style-name="P1">- Donc t’as tu finit</text:p>
      <text:p text:style-name="P1">-Non il me reste un an, ou trois si la tendance se maintient. Toi tu cherches quelque chose en particulier depuis que t’es accréditée.</text:p>
      <text:p text:style-name="P1">-Non je suis pas pressée, je sais pas encore vraiment dans quel spère ou domaine je voudrait travailler. J’ai pas l’impression d’avoir <text:span text:style-name="T1">quoi que ce soit à dire. Je voudrais juste faire des siestes et marcher vers un parc après 6 ans non stop.</text:span></text:p>
      <text:p text:style-name="P2">-Le rêve d’une vie ça</text:p>
      <text:p text:style-name="P2"/>
      <text:p text:style-name="P2"/>
      <text:p text:style-name="P1">Ils arrivent finalement devant le musé<text:span text:style-name="T1">e, encerclé d’une foule inhabituelle. Les gens se ruent maintenant que le président a décidé d’ouvrir tous les musés jusqu’à minui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0T19:23:12.277540983</meta:creation-date>
    <dc:date>2017-06-10T19:36:08.170940224</dc:date>
    <meta:editing-duration>PT12M55S</meta:editing-duration>
    <meta:editing-cycles>2</meta:editing-cycles>
    <meta:generator>LibreOffice/5.2.6.2$Linux_X86_64 LibreOffice_project/20m0$Build-2</meta:generator>
    <meta:document-statistic meta:table-count="0" meta:image-count="0" meta:object-count="0" meta:page-count="1" meta:paragraph-count="6" meta:word-count="176" meta:character-count="1055" meta:non-whitespace-character-count="883"/>
  </office:meta>
</office:document-meta>
</file>